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abicNormalizer.delete( char s [ ] , int pos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abicNormalizer.normalize( char s [ ] , int le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